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">
      <style:table-properties style:width="16.907cm" style:page-number="auto" table:align="left" style:may-break-between-rows="true" style:writing-mode="lr-tb"/>
    </style:style>
    <style:style style:name="Tabla1.A" style:family="table-column">
      <style:table-column-properties style:column-width="3.995cm"/>
    </style:style>
    <style:style style:name="Tabla1.B" style:family="table-column">
      <style:table-column-properties style:column-width="3.628cm"/>
    </style:style>
    <style:style style:name="Tabla1.C" style:family="table-column">
      <style:table-column-properties style:column-width="3.812cm"/>
    </style:style>
    <style:style style:name="Tabla1.D" style:family="table-column">
      <style:table-column-properties style:column-width="5.472cm"/>
    </style:style>
    <style:style style:name="Tabla1.1" style:family="table-row">
      <style:table-row-properties style:min-row-height="0.942cm"/>
    </style:style>
    <style:style style:name="Tabla1.A1" style:family="table-cell">
      <style:table-cell-properties fo:background-color="#f2f2f2" fo:padding-left="0.191cm" fo:padding-right="0.191cm" fo:padding-top="0cm" fo:padding-bottom="0cm" fo:border="0.5pt solid #000000" fo:vertical-align="top">
        <style:background-image/>
      </style:table-cell-properties>
    </style:style>
    <style:style style:name="Tabla1.A2" style:family="table-cell">
      <style:table-cell-properties fo:background-color="#f2f2f2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la1.B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la1.D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la1.4" style:family="table-row">
      <style:table-row-properties style:min-row-height="1.531cm"/>
    </style:style>
    <style:style style:name="Tabla1.5" style:family="table-row">
      <style:table-row-properties style:min-row-height="1.111cm"/>
    </style:style>
    <style:style style:name="Tabla1.A5" style:family="table-cell">
      <style:table-cell-properties fo:background-color="#f2f2f2" fo:padding-left="0.191cm" fo:padding-right="0.191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la1.B5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Tabla1.8" style:family="table-row">
      <style:table-row-properties style:min-row-height="6.045cm"/>
    </style:style>
    <style:style style:name="Tabla1.9" style:family="table-row">
      <style:table-row-properties style:min-row-height="1.752cm"/>
    </style:style>
    <style:style style:name="Tabla1.13" style:family="table-row">
      <style:table-row-properties style:min-row-height="2.947cm"/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officeooo:rsid="00192817" officeooo:paragraph-rsid="00192817" fo:background-color="transparent" style:font-name-asian="Arial" style:font-name-complex="Arial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192817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1aaa45" officeooo:paragraph-rsid="001aaa45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1e7567" officeooo:paragraph-rsid="001e7567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</style:style>
    <style:style style:name="P9" style:family="paragraph" style:parent-style-name="Standard">
      <style:paragraph-properties fo:line-height="100%"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1aaa45" officeooo:paragraph-rsid="001aaa45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1aaa45" officeooo:paragraph-rsid="00275032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246937" officeooo:paragraph-rsid="00246937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246937" fo:background-color="transparent" style:font-name-asian="Calibri1" style:font-name-complex="Calibri1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192817" fo:background-color="transparent" style:font-name-asian="Calibri1" style:font-name-complex="Calibri1"/>
    </style:style>
    <style:style style:name="P16" style:family="paragraph" style:parent-style-name="Standard">
      <style:paragraph-properties fo:line-height="100%" fo:text-align="start" style:justify-single-word="false"/>
      <style:text-properties officeooo:paragraph-rsid="00251c70"/>
    </style:style>
    <style:style style:name="P17" style:family="paragraph" style:parent-style-name="Standard">
      <style:paragraph-properties fo:line-height="100%" fo:text-align="start" style:justify-single-word="false"/>
      <style:text-properties officeooo:paragraph-rsid="001aaa45"/>
    </style:style>
    <style:style style:name="P18" style:family="paragraph" style:parent-style-name="Standard">
      <style:paragraph-properties fo:line-height="100%" fo:text-align="start" style:justify-single-word="false"/>
      <style:text-properties officeooo:paragraph-rsid="00275032"/>
    </style:style>
    <style:style style:name="P19" style:family="paragraph" style:parent-style-name="Standard">
      <style:paragraph-properties fo:margin-left="1.101cm" fo:margin-right="0cm" fo:line-height="100%" fo:text-align="start" style:justify-single-word="false" fo:text-indent="0cm" style:auto-text-indent="false"/>
      <style:text-properties style:use-window-font-color="true" style:font-name="Calibri1" fo:font-size="11pt" fo:font-weight="normal" officeooo:rsid="001aaa45" officeooo:paragraph-rsid="001aaa45" fo:background-color="transparent" style:font-name-asian="Calibri1" style:font-name-complex="Calibri1"/>
    </style:style>
    <style:style style:name="P20" style:family="paragraph" style:parent-style-name="Standard">
      <style:paragraph-properties fo:margin-left="2cm" fo:margin-right="0cm" fo:line-height="100%" fo:text-align="start" style:justify-single-word="false" fo:text-indent="0cm" style:auto-text-indent="false"/>
      <style:text-properties style:use-window-font-color="true" style:font-name="Calibri1" fo:font-size="11pt" fo:font-weight="normal" officeooo:paragraph-rsid="00246937" fo:background-color="transparent" style:font-name-asian="Calibri1" style:font-name-complex="Calibri1"/>
    </style:style>
    <style:style style:name="P21" style:family="paragraph" style:parent-style-name="Standard">
      <style:paragraph-properties fo:margin-left="2cm" fo:margin-right="0cm" fo:line-height="100%" fo:text-align="start" style:justify-single-word="false" fo:text-indent="0cm" style:auto-text-indent="false"/>
      <style:text-properties style:use-window-font-color="true" style:font-name="Calibri1" fo:font-size="11pt" fo:font-weight="normal" officeooo:rsid="001aaa45" officeooo:paragraph-rsid="00275032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1pt" fo:font-weight="normal" officeooo:rsid="001aaa45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1pt" fo:font-weight="normal" officeooo:rsid="001e7567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1pt" fo:font-weight="normal" officeooo:rsid="00246937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11pt" fo:font-weight="normal" officeooo:rsid="00251c70" fo:background-color="transparent" loext:char-shading-value="0" style:font-name-asian="Calibri1" style:font-name-complex="Calibri1"/>
    </style:style>
    <style:style style:name="T6" style:family="text">
      <style:text-properties style:use-window-font-color="true" style:font-name="Calibri1" fo:font-size="11pt" fo:font-weight="normal" officeooo:rsid="00275032" fo:background-color="transparent" loext:char-shading-value="0" style:font-name-asian="Calibri1" style:font-name-complex="Calibri1"/>
    </style:style>
    <style:style style:name="T7" style:family="text">
      <style:text-properties style:use-window-font-color="true" style:font-name="Calibri1" fo:font-size="11pt" fo:font-weight="normal" officeooo:rsid="002ac556" fo:background-color="transparent" loext:char-shading-value="0" style:font-name-asian="Calibri1" style:font-name-complex="Calibri1"/>
    </style:style>
    <style:style style:name="T8" style:family="text">
      <style:text-properties style:use-window-font-color="true" style:font-name="Arial" fo:font-size="11pt" fo:background-color="transparent" loext:char-shading-value="0" style:font-name-asian="Arial" style:font-name-complex="Arial"/>
    </style:style>
    <style:style style:name="T9" style:family="text">
      <style:text-properties style:use-window-font-color="true" style:font-name="Arial" fo:font-size="11pt" officeooo:rsid="001aaa45" fo:background-color="transparent" loext:char-shading-value="0" style:font-name-asian="Arial" style:font-name-complex="Arial"/>
    </style:style>
    <style:style style:name="T10" style:family="text">
      <style:text-properties style:use-window-font-color="true" style:font-name="Arial" fo:font-size="11pt" officeooo:rsid="00246937" fo:background-color="transparent" loext:char-shading-value="0" style:font-name-asian="Arial" style:font-name-complex="Arial"/>
    </style:style>
    <style:style style:name="T11" style:family="text">
      <style:text-properties style:use-window-font-color="true" style:font-name="Arial" fo:font-size="11pt" officeooo:rsid="00275032" fo:background-color="transparent" loext:char-shading-value="0" style:font-name-asian="Arial" style:font-name-complex="Arial"/>
    </style:style>
    <style:style style:name="T12" style:family="text">
      <style:text-properties officeooo:rsid="001aaa45"/>
    </style:style>
    <style:style style:name="T13" style:family="text">
      <style:text-properties officeooo:rsid="001ad4f9"/>
    </style:style>
    <style:style style:name="T14" style:family="text">
      <style:text-properties officeooo:rsid="001c8c52"/>
    </style:style>
    <style:style style:name="T15" style:family="text">
      <style:text-properties fo:font-style="italic" officeooo:rsid="00246937" style:font-style-asian="italic" style:font-style-complex="italic"/>
    </style:style>
    <style:style style:name="T16" style:family="text">
      <style:text-properties fo:font-style="italic" officeooo:rsid="00275032" style:font-style-asian="italic" style:font-style-complex="italic"/>
    </style:style>
    <style:style style:name="T17" style:family="text">
      <style:text-properties officeooo:rsid="00246937"/>
    </style:style>
    <style:style style:name="T18" style:family="text">
      <style:text-properties officeooo:rsid="00251c70"/>
    </style:style>
    <style:style style:name="T19" style:family="text">
      <style:text-properties officeooo:rsid="00275032"/>
    </style:style>
    <style:style style:name="T20" style:family="text">
      <style:text-properties officeooo:rsid="0028659f"/>
    </style:style>
    <style:style style:name="T21" style:family="text">
      <style:text-properties officeooo:rsid="0028ed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ext:soft-page-break/>
        <table:table-row table:style-name="Tabla1.1">
          <table:table-cell table:style-name="Tabla1.A1" table:number-columns-spanned="4" office:value-type="string">
            <text:p text:style-name="P9"><text:span text:style-name="T8">CASO DE USO - <text:s/>CU</text:span><text:span text:style-name="T10">1</text:span><text:span text:style-name="T11">5</text:span><text:span text:style-name="T9">:</text:span><text:span text:style-name="T8"> </text:span><text:span text:style-name="T11">BORRAR</text:span><text:span text:style-name="T10"> </text:span><text:span text:style-name="T11">OFERTA</text:span>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Versión</text:p>
          </table:table-cell>
          <table:table-cell table:style-name="Tabla1.B2" office:value-type="string">
            <text:p text:style-name="P4">1.0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4"><text:span text:style-name="T17">24</text:span>/<text:span text:style-name="T17">0</text:span>1/202<text:span text:style-name="T17">2</text:span></text:p>
          </table:table-cell>
        </table:table-row>
        <table:table-row>
          <table:table-cell table:style-name="Tabla1.A2" office:value-type="string">
            <text:p text:style-name="P1">Autores</text:p>
          </table:table-cell>
          <table:table-cell table:style-name="Tabla1.D2" table:number-columns-spanned="3" office:value-type="string">
            <text:p text:style-name="P12">Paco</text:p>
          </table:table-cell>
          <table:covered-table-cell/>
          <table:covered-table-cell/>
        </table:table-row>
        <table:table-row table:style-name="Tabla1.4">
          <table:table-cell table:style-name="Tabla1.A2" office:value-type="string">
            <text:p text:style-name="P2">Dependencias:</text:p>
          </table:table-cell>
          <table:table-cell table:style-name="Tabla1.D2" table:number-columns-spanned="3" office:value-type="string">
            <text:p text:style-name="P5">- <text:span text:style-name="T20">CU05: IDENTIFICARSE</text:span></text:p>
            <text:p text:style-name="P5">- <text:span text:style-name="T19">CU14: REALIZAR OFERTA</text:span></text:p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1"><text:span text:style-name="T21">D</text:span>escripción</text:p>
          </table:table-cell>
          <table:table-cell table:style-name="Tabla1.B5" table:number-columns-spanned="3" office:value-type="string">
            <text:p text:style-name="P8"><text:span text:style-name="T1">En este documento se describe cómo un </text:span><text:span text:style-name="T4">usuario debidamente identificado y con su email verificado por el sistema puede </text:span><text:span text:style-name="T6">BORRAR</text:span><text:span text:style-name="T4"> una oferta sobre un anuncio ya creado</text:span><text:span text:style-name="T2">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Actores</text:p>
          </table:table-cell>
          <table:table-cell table:style-name="Tabla1.D2" table:number-columns-spanned="3" office:value-type="string">
            <text:p text:style-name="P6"><text:span text:style-name="T17">Usuario VERIFICADO – EDITOR - ADMINISTRADOR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Precondiciones</text:p>
          </table:table-cell>
          <table:table-cell table:style-name="Tabla1.D2" table:number-columns-spanned="3" office:value-type="string">
            <text:p text:style-name="P6">- El usuario debe<text:span text:style-name="T19">n</text:span> estar correctamente identificado en el sistema (ver <text:span text:style-name="T15">CU0</text:span><text:span text:style-name="T16">5</text:span>: <text:span text:style-name="T19">identificarse</text:span>) .</text:p>
            <text:p text:style-name="P6"/>
            <text:p text:style-name="P6">- El<text:span text:style-name="T17"> usuario Verificado ha realizado anteriormente una oferta sobre un anuncio (ver CU14).</text:span></text:p>
            <text:p text:style-name="P6"/>
            <text:p text:style-name="P6">-<text:span text:style-name="T18">El usuario Verificado debe ser el mismo que el usuario autor de la Oferta.</text:span></text:p>
            <text:p text:style-name="P6"/>
            <text:p text:style-name="P19">-<text:span text:style-name="T19">El usuario Editor/Administrador podrá borrar cualquier oferta de cualquier usuario.</text:span></text:p>
          </table:table-cell>
          <table:covered-table-cell/>
          <table:covered-table-cell/>
        </table:table-row>
        <table:table-row table:style-name="Tabla1.8">
          <table:table-cell table:style-name="Tabla1.A2" office:value-type="string">
            <text:p text:style-name="P1">Flujo principal</text:p>
          </table:table-cell>
          <table:table-cell table:style-name="Tabla1.D2" table:number-columns-spanned="3" office:value-type="string">
            <text:p text:style-name="P14">- <text:span text:style-name="T12">El usuario Verificado seleccionará la operación “ELIMINAR OFERTA” vinculada a un anuncio desde el listado de MIS OFERTAS en su espacio personal.</text:span></text:p>
            <text:p text:style-name="P14"/>
            <text:p text:style-name="P20"><text:span text:style-name="T19">- El usuario Editor/Administrador seleccionará la oferta desde la página de detalles del anuncio vinculada ala oferta.</text:span></text:p>
            <text:p text:style-name="P20"/>
            <text:p text:style-name="P17"><text:span text:style-name="T2">- El sistema le mostrará un formulario, solicitando </text:span><text:span text:style-name="T6">la confirmación de la eliminación de dicha oferta</text:span><text:span text:style-name="T2">.</text:span></text:p>
            <text:p text:style-name="P17"><text:span text:style-name="T2"/></text:p>
            <text:p text:style-name="P11">- <text:span text:style-name="T13">El sistema redirigirá al usuario Verificado a su espacio personal con un mensaje informándole que el borrado se ha realizado correctamente.</text:span></text:p>
            <text:p text:style-name="P11"/>
            <text:p text:style-name="P21">- <text:span text:style-name="T13">El sistema redirigirá al usuario Editor al listado de anuncios informándole que el borrado se ha realizado correctamente.</text:span></text:p>
          </table:table-cell>
          <table:covered-table-cell/>
          <table:covered-table-cell/>
        </table:table-row>
        <table:table-row table:style-name="Tabla1.9">
          <table:table-cell table:style-name="Tabla1.A2" office:value-type="string">
            <text:p text:style-name="P1">Flujos alternativos</text:p>
          </table:table-cell>
          <table:table-cell table:style-name="Tabla1.D2" table:number-columns-spanned="3" office:value-type="string">
            <text:p text:style-name="P4">- <text:s/><text:span text:style-name="T14">Si la oferta no ha podido ser borrada, el sistema informará del error al usuario Verificado o Usuario Editor/Administrador redirigiendole a la página anterior desde la que realizó la ofert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Postcondiciones</text:p>
          </table:table-cell>
          <table:table-cell table:style-name="Tabla1.D2" table:number-columns-spanned="3" office:value-type="string">
            <text:p text:style-name="P7"><text:span text:style-name="T17">La oferta quedará borrada en el sistema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Requerimientos no funcionales</text:p>
          </table:table-cell>
          <table:table-cell table:style-name="Tabla1.D2" table:number-columns-spanned="3" office:value-type="string">
            <text:p text:style-name="P7">Ninguno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Prioridad</text:p>
          </table:table-cell>
          <table:table-cell table:style-name="Tabla1.D2" table:number-columns-spanned="3" office:value-type="string">
            <text:p text:style-name="P4">Media</text:p>
          </table:table-cell>
          <table:covered-table-cell/>
          <table:covered-table-cell/>
        </table:table-row>
        <table:table-row table:style-name="Tabla1.13">
          <table:table-cell table:style-name="Tabla1.A2" office:value-type="string">
            <text:p text:style-name="P3">Comentarios</text:p>
          </table:table-cell>
          <table:table-cell table:style-name="Tabla1.D2" table:number-columns-spanned="3" office:value-type="string">
            <text:p text:style-name="P16"><text:span text:style-name="T1">- </text:span><text:span text:style-name="T2">El sistema </text:span><text:span text:style-name="T5">no debe permitir </text:span><text:span text:style-name="T6">e</text:span><text:span text:style-name="T5">l </text:span><text:span text:style-name="T6">borrado masivo de ofertas.</text:span></text:p>
            <text:p text:style-name="P18"><text:span text:style-name="T3">-</text:span><text:span text:style-name="T5"> El sistema deberá </text:span><text:span text:style-name="T6">asegurar</text:span><text:span text:style-name="T5"> que </text:span><text:span text:style-name="T6">solo</text:span><text:span text:style-name="T5"> EDITOR-</text:span><text:span text:style-name="T7">ADMINISTRADOR</text:span><text:span text:style-name="T5"> <text:s/></text:span><text:span text:style-name="T6">y el usuario Verificado <text:s/>autor de la Oferta</text:span><text:span text:style-name="T5"> puedan </text:span><text:span text:style-name="T6">borrar</text:span><text:span text:style-name="T5"> ofertas sobre anuncios</text:span><text:span text:style-name="T3">.</text:span></text:p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24T19:34:04.871000000</dc:date>
    <meta:editing-duration>PT15H24M58S</meta:editing-duration>
    <meta:editing-cycles>13</meta:editing-cycles>
    <meta:generator>LibreOffice/4.2.1.1$Windows_x86 LibreOffice_project/d7dbbd7842e6a58b0f521599204e827654e1fb8b</meta:generator>
    <meta:document-statistic meta:table-count="1" meta:image-count="0" meta:object-count="0" meta:page-count="2" meta:paragraph-count="36" meta:word-count="287" meta:character-count="1880" meta:non-whitespace-character-count="1624"/>
  </office:meta>
</office:document-meta>
</file>